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Light" svg:font-family="'DejaVu Sans Light'"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1"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style>
    <style:style style:name="T1" style:family="text">
      <style:text-properties fo:color="#1a1a1a" style:font-name="Liberation Serif" fo:font-style="italic" style:font-style-asian="italic" style:font-style-complex="italic"/>
    </style:style>
    <style:style style:name="T2" style:family="text">
      <style:text-properties fo:color="#1a1a1a" style:font-name="Liberation Serif"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eletype">Convocatorio a participación en la Revista Venezolana sobre Conocimiento Libre</text:span></text:p>
      <text:p text:style-name="P1"><text:span text:style-name="Teletype">Nuestra determinación libertaria es manifiesta, pero ¿que nos detiene?.</text:span></text:p>
      <text:p text:style-name="P1"><text:span text:style-name="Teletype"><text:line-break/>Nuestra amigo de mirada dispar Jean Paul Sartre sostiene en su trabajo El existencialismo es un Humanismo que al "querer la libertad descubrimos que depende de la libertad de los otros, y que la libertad de los otros depende de la nuestra", este contundente libertario sostenía también que quien se propone su libertad pero no la hace efectiva realmente nunca se propuso su liberación, falsa consciencia o un acto fallido podríamos pensar.<text:line-break/><text:line-break/>Desde la propuesta libertaria de Sartre en la que la condena es a la libertad hasta nuestra cotidianidad, faltan muchos espacios que llenar y muchas propuestas que argumentar, con este propósito el año pasado realizamos el llamado a la participación en lo que se llamo 1er Concurso de Ensayo Libre, los ensayos participantes pueden ser ledos en nuestra publicación digital </text:span><text:span text:style-name="Teletype"><text:span text:style-name="T3">Antología Poética Hacker y Ensayística Libertaria</text:span></text:span><text:span text:style-name="Teletype"><text:span text:style-name="T3"><text:note text:id="ftn0" text:note-class="footnote"><text:note-citation>1</text:note-citation><text:note-body><text:p text:style-name="Footnote"/></text:note-body></text:note></text:span></text:span><text:span text:style-name="Teletype">, este año el proyecto recibe una actualización al evolucionar en la Revista Venezolana sobre Conocimiento Libre de la mano de Open Journal System aplicación desarrollada por Public Knowledge Project para el manejo de revistas digitales y el trabajo del Congreso Nacional de Software Libre que acumula siete años en la promoción de los valores morales del software libre, les invitamos a enviar su escrito sobre software libre, creative commons, derechos de autor, patentes, conocimiento libre y cultura libre a nuestra reciente revista. <text:line-break/><text:line-break/>La Revista Venezolana sobre Cultura Libre hace parte de un proyecto aun sin nombre que tiene la intención de constituir un grupo de estudio sobre lo que vagamente se llama Conocimiento Libre, se suma a la Revista el IV Festival de Poesía Hacker, ambos eventos y posiblemente otros se realizan en marco del Congreso Nacional de Software Libre.<text:line-break/><text:line-break/></text:span><text:span text:style-name="Teletype"><text:span text:style-name="T4">Bases</text:span></text:span><text:span text:style-name="Teletype"><text:line-break/><text:line-break/>Los ensayos deben ser liberados bajo una licencia libre, que garantice la libertad de compartir la obra, como la Cretive Commons o la GFDL (Licencia de Documentación Libre de GNU), recomendamos el uso de la Creative Commons Atribución-CompartirIgual 3.0 (CC BY-SA 3.0). Puede pedir ayuda sobre la selección de la licencia escribiendo ha </text:span><text:a xlink:type="simple" xlink:href="mailto:revista@conocimientolibre.web.ve"><text:span text:style-name="Teletype">revista@conocimientolibre.web.ve</text:span></text:a><text:span text:style-name="Teletype">.<text:line-break/><text:line-break/>El ensayo no debe poseer menos de 5 cuartillas con interlineado de </text:span><text:soft-page-break/><text:span text:style-name="Teletype">1.5 y tamaño de letra 12 para los párrafos, use una fuente tipográfica libre. Una cuartilla está compuesta aproximadamente por 30 líneas.<text:line-break/><text:line-break/>El periodo de recepción finalizará el 22 de Julio de 2012.<text:line-break/><text:line-break/>Los ensayos deben ser inéditos.<text:line-break/><text:line-break/>Use la plataforma instalada en </text:span><text:a xlink:type="simple" xlink:href="http://revista.conocimientolibre.web.ve/"><text:span text:style-name="Teletype">http://revista.conocimientolibre.web.ve</text:span></text:a><text:span text:style-name="Teletype"> para enviar su escrito, necesitará registrar una cuenta (no se preocupe no venderemos sus datos), si consigue dificultades o errores puede escribirnos a </text:span><text:a xlink:type="simple" xlink:href="mailto:revista@conocimientolibre.web.ve."><text:span text:style-name="Teletype">revista@conocimientolibre.web.ve.</text:span></text:a><text:span text:style-name="Teletype"><text:line-break/><text:line-break/>La publicación de la revista esta programada para el 28 de Julio de 2012, fecha de cierre del 8vo Congreso Nacional de Software Libre a celebrarse en Caracas.</text:span></text:p>
      <text:p text:style-name="Standard"><text:span text:style-name="Telety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Light" svg:font-family="'DejaVu Sans Light'"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1"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Condensed" style:font-size-asian="18pt" style:font-weight-asian="bold" style:font-name-complex="Free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Light"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Light1" style:font-size-asian="14pt" style:font-weight-asian="bold" style:font-name-complex="Free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05T12:49:48</meta:creation-date>
    <dc:date>2012-03-11T21:23:06</dc:date>
    <meta:editing-duration>PT10H53M30S</meta:editing-duration>
    <meta:editing-cycles>17</meta:editing-cycles>
    <meta:generator>LibreOffice/3.4$Linux LibreOffice_project/340m1$Build-502</meta:generator>
    <dc:creator>omerta </dc:creator>
    <meta:document-statistic meta:table-count="0" meta:image-count="0" meta:object-count="0" meta:page-count="2" meta:paragraph-count="3" meta:word-count="462" meta:character-count="2993" meta:non-whitespace-character-count="2525"/>
  </office:meta>
</office:document-meta>
</file>